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43fc"/>
    </style:style>
    <style:style style:name="P2" style:family="paragraph" style:parent-style-name="Standard">
      <style:text-properties fo:color="#000000" style:font-name="Liberation Serif" fo:font-size="12pt" officeooo:paragraph-rsid="001e43fc" style:font-size-asian="12pt" style:font-size-complex="12pt"/>
    </style:style>
    <style:style style:name="P3" style:family="paragraph" style:parent-style-name="Standard">
      <style:text-properties fo:color="#000000" style:font-name="Liberation Serif" fo:font-size="12pt" officeooo:rsid="001e43fc" officeooo:paragraph-rsid="001e43fc" style:font-size-asian="12pt" style:font-size-complex="12pt"/>
    </style:style>
    <style:style style:name="P4" style:family="paragraph" style:parent-style-name="Standard">
      <style:text-properties fo:color="#000000" style:font-name="Liberation Serif" fo:font-size="12pt" officeooo:rsid="001fc6aa" officeooo:paragraph-rsid="001fc6aa" style:font-size-asian="12pt" style:font-size-complex="12pt"/>
    </style:style>
    <style:style style:name="P5" style:family="paragraph" style:parent-style-name="Standard">
      <style:text-properties fo:color="#000000" style:font-name="Liberation Serif" fo:font-size="12pt" fo:font-style="italic" fo:font-weight="bold" officeooo:rsid="001fc6aa" officeooo:paragraph-rsid="001fc6aa" style:font-size-asian="12pt" style:font-style-asian="italic" style:font-weight-asian="bold" style:font-size-complex="12pt" style:font-style-complex="italic"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bold" officeooo:rsid="001fc6aa" officeooo:paragraph-rsid="001fc6aa" style:font-size-asian="12pt" style:font-style-asian="italic" style:font-weight-asian="bold" style:font-size-complex="12pt" style:font-style-complex="italic"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bold" officeooo:rsid="002146dd" officeooo:paragraph-rsid="001fc6aa" style:font-size-asian="12pt" style:font-style-asian="normal" style:font-weight-asian="bold" style:font-size-complex="12pt" style:font-style-complex="normal"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bold" officeooo:rsid="0021c3b2" officeooo:paragraph-rsid="001fc6aa" style:font-size-asian="12pt" style:font-style-asian="normal" style:font-weight-asian="bold" style:font-size-complex="12pt" style:font-style-complex="normal"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bold" officeooo:rsid="002662d1" officeooo:paragraph-rsid="002662d1" style:font-size-asian="12pt" style:font-weight-asian="bold" style:font-size-complex="12pt" style:font-weight-complex="bold"/>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e43fc"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43fc" officeooo:paragraph-rsid="001e43fc"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fc6aa" officeooo:paragraph-rsid="001e43fc"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fc6aa" officeooo:paragraph-rsid="001fc6a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tyle-asian="normal" style:font-weight-asian="normal" style:font-size-complex="12pt" style:font-style-complex="normal"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italic" fo:font-weight="normal" officeooo:rsid="00239dbe" officeooo:paragraph-rsid="00239dbe" style:font-size-asian="12pt" style:font-style-asian="italic" style:font-size-complex="12pt" style:font-style-complex="italic"/>
    </style:style>
    <style:style style:name="P19" style:family="paragraph" style:parent-style-name="Standard">
      <style:text-properties fo:font-variant="normal" fo:text-transform="none" fo:color="#000000" style:font-name="Liberation Serif" fo:font-size="12pt" fo:letter-spacing="normal" fo:font-style="italic" fo:font-weight="normal" officeooo:rsid="00237f1c" officeooo:paragraph-rsid="00237f1c" style:font-size-asian="12pt" style:font-style-asian="italic" style:font-size-complex="12pt" style:font-style-complex="italic"/>
    </style:style>
    <style:style style:name="P20" style:family="paragraph" style:parent-style-name="Standard">
      <style:text-properties fo:font-variant="normal" fo:text-transform="none" fo:color="#242729" style:font-name="Arial" fo:font-size="11.25pt" fo:letter-spacing="normal" fo:font-style="normal" fo:font-weight="normal" officeooo:rsid="002662d1" officeooo:paragraph-rsid="002662d1" style:font-size-asian="12pt" style:font-weight-asian="normal" style:font-size-complex="12pt" style:font-weight-complex="normal"/>
    </style:style>
    <style:style style:name="P21" style:family="paragraph" style:parent-style-name="Standard">
      <style:text-properties fo:font-variant="normal" fo:text-transform="none" fo:color="#242729" style:font-name="Arial" fo:font-size="11.25pt" fo:letter-spacing="normal" fo:font-style="normal" fo:font-weight="normal" officeooo:rsid="00290eb6" officeooo:paragraph-rsid="00290eb6" style:font-size-asian="12pt" style:font-weight-asian="normal" style:font-size-complex="12pt" style:font-weight-complex="normal"/>
    </style:style>
    <style:style style:name="P22" style:family="paragraph" style:parent-style-name="Standard">
      <style:text-properties fo:font-variant="normal" fo:text-transform="none" fo:color="#242729" style:font-name="Arial" fo:font-size="11.25pt" fo:letter-spacing="normal" fo:font-style="normal" fo:font-weight="normal" officeooo:rsid="002d692a" officeooo:paragraph-rsid="002d692a" style:font-size-asian="12pt" style:font-weight-asian="normal" style:font-size-complex="12pt" style:font-weight-complex="normal"/>
    </style:style>
    <style:style style:name="P23" style:family="paragraph" style:parent-style-name="Standard">
      <style:text-properties fo:font-variant="normal" fo:text-transform="none" fo:color="#242729" style:font-name="Arial" fo:font-size="11.25pt" fo:letter-spacing="normal" fo:font-style="normal" fo:font-weight="bold" officeooo:rsid="00290eb6" officeooo:paragraph-rsid="00290eb6" style:font-size-asian="12pt" style:font-weight-asian="bold" style:font-size-complex="12pt" style:font-weight-complex="bold"/>
    </style:style>
    <style:style style:name="P24" style:family="paragraph" style:parent-style-name="Standard">
      <style:text-properties fo:font-variant="normal" fo:text-transform="none" fo:color="#242729" style:font-name="Arial" fo:font-size="11.25pt" fo:letter-spacing="normal" fo:font-style="normal" fo:font-weight="bold" officeooo:rsid="002d692a" officeooo:paragraph-rsid="002d692a"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monospace" fo:font-size="12.75pt" fo:letter-spacing="normal" fo:font-style="normal" fo:font-weight="normal" officeooo:rsid="002146dd" officeooo:paragraph-rsid="001fc6aa" style:font-size-asian="12pt" style:font-size-complex="12pt"/>
    </style:style>
    <style:style style:name="P26" style:family="paragraph" style:parent-style-name="Preformatted_20_Text">
      <style:text-properties officeooo:paragraph-rsid="002d692a"/>
    </style:style>
    <style:style style:name="P27" style:family="paragraph" style:parent-style-name="Standard">
      <style:text-properties officeooo:rsid="0036d112" officeooo:paragraph-rsid="0036d112"/>
    </style:style>
    <style:style style:name="T1" style:family="text">
      <style:text-properties officeooo:rsid="001e43f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e43fc"/>
    </style:style>
    <style:style style:name="T4" style:family="text">
      <style:text-properties fo:font-variant="normal" fo:text-transform="none" fo:letter-spacing="normal" fo:font-style="normal" fo:font-weight="normal" officeooo:rsid="001fc6aa"/>
    </style:style>
    <style:style style:name="T5" style:family="text">
      <style:text-properties fo:font-variant="normal" fo:text-transform="none" fo:letter-spacing="normal" fo:font-style="normal" fo:font-weight="normal" officeooo:rsid="002146dd"/>
    </style:style>
    <style:style style:name="T6" style:family="text">
      <style:text-properties fo:font-variant="normal" fo:text-transform="none" fo:letter-spacing="normal" fo:font-style="normal" fo:font-weight="normal" officeooo:rsid="002146dd" style:font-style-asian="normal" style:font-weight-asian="normal" style:font-style-complex="normal" style:font-weight-complex="normal"/>
    </style:style>
    <style:style style:name="T7" style:family="text">
      <style:text-properties fo:font-variant="normal" fo:text-transform="none" fo:letter-spacing="normal" fo:font-style="normal" fo:font-weight="bold" officeooo:rsid="002146dd" style:font-weight-asian="bold" style:font-weight-complex="bold"/>
    </style:style>
    <style:style style:name="T8" style:family="text">
      <style:text-properties fo:font-variant="normal" fo:text-transform="none" fo:letter-spacing="normal" fo:font-style="normal" officeooo:rsid="002146dd" style:font-style-asian="normal" style:font-style-complex="normal"/>
    </style:style>
    <style:style style:name="T9" style:family="text">
      <style:text-properties fo:font-variant="normal" fo:text-transform="none" fo:color="#23282d" style:font-name="Menlo" fo:font-size="10.5pt" fo:letter-spacing="normal" fo:font-style="normal" fo:font-weight="normal" officeooo:rsid="002d692a" fo:background-color="#f4f4f4" loext:char-shading-value="0" loext:padding="0in" loext:border="none"/>
    </style:style>
    <style:style style:name="T10" style:family="text">
      <style:text-properties fo:font-variant="normal" fo:text-transform="none" fo:color="#23282d" style:font-name="Menlo" fo:font-size="10.5pt" fo:letter-spacing="normal" fo:font-style="normal" fo:font-weight="bold" officeooo:rsid="002d692a" fo:background-color="#f4f4f4" loext:char-shading-value="0" style:font-size-asian="12pt" style:font-weight-asian="bold" style:font-size-complex="12pt" style:font-weight-complex="bold" loext:padding="0in" loext:border="none"/>
    </style:style>
    <style:style style:name="T11" style:family="text">
      <style:text-properties fo:font-variant="normal" fo:text-transform="none" fo:color="#23282d" style:font-name="Menlo" fo:font-size="10.5pt" fo:letter-spacing="normal" fo:font-style="normal" fo:font-weight="bold" fo:background-color="#f4f4f4" loext:char-shading-value="0" style:font-weight-asian="bold" style:font-weight-complex="bold" loext:padding="0in" loext:border="none"/>
    </style:style>
    <style:style style:name="T12" style:family="text">
      <style:text-properties officeooo:rsid="001fc6aa"/>
    </style:style>
    <style:style style:name="T13" style:family="text">
      <style:text-properties fo:font-weight="normal" officeooo:rsid="002146dd" style:font-style-asian="normal" style:font-weight-asian="normal" style:font-style-complex="normal" style:font-weight-complex="normal"/>
    </style:style>
    <style:style style:name="T14" style:family="text">
      <style:text-properties fo:font-weight="normal" officeooo:rsid="0021c3b2" style:font-style-asian="normal" style:font-weight-asian="normal" style:font-style-complex="normal" style:font-weight-complex="normal"/>
    </style:style>
    <style:style style:name="T15" style:family="text">
      <style:text-properties officeooo:rsid="00239dbe"/>
    </style:style>
    <style:style style:name="T16" style:family="text">
      <style:text-properties officeooo:rsid="002662d1"/>
    </style:style>
    <style:style style:name="T17" style:family="text">
      <style:text-properties officeooo:rsid="002786be"/>
    </style:style>
    <style:style style:name="T18" style:family="text">
      <style:text-properties fo:font-weight="bold" style:font-weight-asian="bold" style:font-weight-complex="bold"/>
    </style:style>
    <style:style style:name="T19" style:family="text">
      <style:text-properties fo:background-color="#fff200" loext:char-shading-value="0"/>
    </style:style>
    <style:style style:name="T20" style:family="text">
      <style:text-properties officeooo:rsid="00290eb6"/>
    </style:style>
    <style:style style:name="T21" style:family="text">
      <style:text-properties officeooo:rsid="003040d5"/>
    </style:style>
    <style:style style:name="T22" style:family="text">
      <style:text-properties officeooo:rsid="0031d386"/>
    </style:style>
    <style:style style:name="T23" style:family="text">
      <style:text-properties officeooo:rsid="0035ec16"/>
    </style:style>
    <style:style style:name="T24" style:family="text">
      <style:text-properties officeooo:rsid="0036a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span text:style-name="T1">Container command &amp; postfix</text:span></text:p>
      <text:p text:style-name="P27"/>
      <text:p text:style-name="P27"/>
      <text:p text:style-name="P27">=================== SWARM ==================</text:p>
      <text:p text:style-name="Standard"/>
      <text:p text:style-name="Standard">docker stack deploy -c docker-compose.test.yml mediter</text:p>
      <text:p text:style-name="Standard"/>
      <text:p text:style-name="Standard">docker stack rm mediter</text:p>
      <text:p text:style-name="Standard"/>
      <text:p text:style-name="P27">docker secrets ls</text:p>
      <text:p text:style-name="Standard"/>
      <text:p text:style-name="P27">===========================</text:p>
      <text:p text:style-name="Standard"/>
      <text:p text:style-name="Standard">// <text:span text:style-name="T1">need the shell into the container, </text:span></text:p>
      <text:p text:style-name="P1">// <text:span text:style-name="T1">so need to install if not present by default</text:span></text:p>
      <text:p text:style-name="P10">RUN apk add --update bash</text:p>
      <text:p text:style-name="P10"/>
      <text:p text:style-name="P2"><text:span text:style-name="T2">// </text:span><text:span text:style-name="T3">get access to the shell in a running container </text:span></text:p>
      <text:p text:style-name="P11">docker exec -it &lt;containerName&gt; bash</text:p>
      <text:p text:style-name="P11">// then access to the mysql db</text:p>
      <text:p text:style-name="P11">mysql -u userName -p rootPassword databaseName </text:p>
      <text:p text:style-name="P11"/>
      <text:p text:style-name="P11">// then </text:p>
      <text:p text:style-name="P11">Mysql &gt; show databases;</text:p>
      <text:p text:style-name="P11"/>
      <text:p text:style-name="P3"><text:span text:style-name="T2">“</text:span><text:span text:style-name="T4">==========================================”</text:span></text:p>
      <text:p text:style-name="P12"/>
      <text:p text:style-name="P12"><text:tab/><text:tab/><text:tab/><text:tab/><text:tab/><text:tab/><text:tab/><text:tab/>Set up the db</text:p>
      <text:p text:style-name="P12"/>
      <text:p text:style-name="P12">// creer un fichier: createDb.sql Le fichier ne contient qu une seule commande </text:p>
      <text:p text:style-name="P4"><text:span text:style-name="T4">C</text:span><text:span text:style-name="T2">REATE DATABASE ‘dbName’;</text:span></text:p>
      <text:p text:style-name="P13"/>
      <text:p text:style-name="P13">// get the name of the container </text:p>
      <text:p text:style-name="P13">docker container ps</text:p>
      <text:p text:style-name="P13"/>
      <text:p text:style-name="P13">// load the file in a runnning container</text:p>
      <text:p text:style-name="P13">docker exec -i containerName mysql -uuserName -ppassword &lt; createDb.sql</text:p>
      <text:p text:style-name="P19">(docker exec -i<text:span text:style-name="T23">t</text:span> htphpapache_mysql_1 mysql -uroot -proot &lt; createDb.sql)</text:p>
      <text:p text:style-name="P11"/>
      <text:p text:style-name="P3"><text:span text:style-name="T2">// </text:span><text:span text:style-name="T4">load the file with all the db datas (bc even I export this file, it doesn t create the db)</text:span></text:p>
      <text:p text:style-name="Standard">// <text:span text:style-name="T12">that why we need to create it before</text:span></text:p>
      <text:p text:style-name="P13">docker exec -i containerName mysql -uuserName -ppassword <text:span text:style-name="T15">databaseName</text:span>&lt; dbDatas.sql</text:p>
      <text:p text:style-name="P18">(docker exec -i htphpapache_mysql_1 mysql -uroot -proot monsupersite &lt; monsupersite.sql)</text:p>
      <text:p text:style-name="P18">// <text:span text:style-name="T24">REMPLACE THE -U AND -P WITH SETTED USERNAME AND PASSWORD</text:span></text:p>
      <text:p text:style-name="P18"/>
      <text:p text:style-name="P13"/>
      <text:p text:style-name="P13">// access directly to mysql into the container</text:p>
      <text:p text:style-name="P13">// but I am not sure it works</text:p>
      <text:p text:style-name="P13">docker exec -it containerName mysql -u userName -p password</text:p>
      <text:p text:style-name="P13"/>
      <text:p text:style-name="P13"><text:soft-page-break/>jerome@jerome-PORTEGE-M900 ~/Documents/code/docker/dock-comp-tp-perso/htPhpApache/apache-php/MediterPourGrandir $ <text:span text:style-name="T18">docker exec -it htphpapache_mysql_1 bash</text:span></text:p>
      <text:p text:style-name="P13">root@4e8ed1563971:/# <text:span text:style-name="T18">mysql -uroot -proot</text:span></text:p>
      <text:p text:style-name="P13">Warning: Using a password on the command line interface can be insecure.</text:p>
      <text:p text:style-name="P13">Welcome to the MySQL monitor. <text:s/>Commands end with ; or \g.</text:p>
      <text:p text:style-name="P13">Your MySQL connection id is 23</text:p>
      <text:p text:style-name="P13">Server version: 5.6.40 MySQL Community Server (GPL)</text:p>
      <text:p text:style-name="P13"/>
      <text:p text:style-name="P13">Copyright (c) 2000, 2018, Oracle and/or its affiliates. All rights reserved.</text:p>
      <text:p text:style-name="P13"/>
      <text:p text:style-name="P13">Oracle is a registered trademark of Oracle Corporation and/or its</text:p>
      <text:p text:style-name="P13">affiliates. Other names may be trademarks of their respective</text:p>
      <text:p text:style-name="P13">owners.</text:p>
      <text:p text:style-name="P13"/>
      <text:p text:style-name="P13">Type 'help;' or '\h' for help. Type '\c' to clear the current input statement.</text:p>
      <text:p text:style-name="P13"/>
      <text:p text:style-name="P13">mysql&gt; </text:p>
      <text:p text:style-name="P13"/>
      <text:p text:style-name="P13"/>
      <text:p text:style-name="P4"><text:span text:style-name="T2">“</text:span><text:span text:style-name="T5">================================================”</text:span></text:p>
      <text:p text:style-name="P14"/>
      <text:p text:style-name="P14"><text:tab/><text:tab/><text:tab/><text:tab/><text:tab/><text:tab/><text:tab/><text:tab/>Set up postfix</text:p>
      <text:p text:style-name="P14"/>
      <text:p text:style-name="P14"/>
      <text:p text:style-name="P25">sudo apt-get install postfix</text:p>
      <text:p text:style-name="P14">// choice: internet site</text:p>
      <text:p text:style-name="P14">// domain.com</text:p>
      <text:p text:style-name="P14"/>
      <text:p text:style-name="P14">// config file stay at</text:p>
      <text:p text:style-name="P7">/etc/postfix/main.cf</text:p>
      <text:p text:style-name="P7"/>
      <text:p text:style-name="P5"><text:span text:style-name="T8">// </text:span><text:span text:style-name="T6">make a copy of it</text:span></text:p>
      <text:p text:style-name="P7">sudo cp /etc/postfix/main.cf /etc/postfix/main.cf.backup</text:p>
      <text:p text:style-name="P16"/>
      <text:p text:style-name="P16"/>
      <text:p text:style-name="P6"><text:span text:style-name="T13">// </text:span><text:span text:style-name="T14">to modify the settings</text:span></text:p>
      <text:p text:style-name="P8">sudo vim /etc/postfix/main.cf</text:p>
      <text:p text:style-name="P14"/>
      <text:p text:style-name="P25">sudo service postfix restart</text:p>
      <text:p text:style-name="P25">sudo service postfix status</text:p>
      <text:p text:style-name="P14"/>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text:soft-page-break/>lines 1-9/9 (END)...skipping...</text:p>
      <text:p text:style-name="P14">● postfix.service - Postfix Mail Transport Agent</text:p>
      <text:p text:style-name="P14"><text:s text:c="3"/>Loaded: loaded (/lib/systemd/system/postfix.service; enabled; vendor preset: enabled)</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8:37 +07; 3s ago</text:p>
      <text:p text:style-name="P14"><text:s/>Main PID: 27193 (code=exited, status=0/SUCCESS)</text:p>
      <text:p text:style-name="P14"/>
      <text:p text:style-name="P14">ส.ค. 26 13:38:37 jerome-PORTEGE-M900 systemd[1]: Starting Postfix Mail Transport Agent...</text:p>
      <text:p text:style-name="P14">ส.ค. 26 13:38:37 jerome-PORTEGE-M900 systemd[1]: Started Postfix Mail Transport Agent.</text:p>
      <text:p text:style-name="P14">ส.ค. 26 13:58:37 jerome-PORTEGE-M900 systemd[1]: Stopped Postfix Mail Transport Agent.</text:p>
      <text:p text:style-name="P4"><text:span text:style-name="T5">jerome@jerome-PORTEGE-M900 ~ $ </text:span><text:span text:style-name="T7">sudo service postfix start</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active (exited) since Wed 2020-08-26 13:58:54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9:03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14">ส.ค. 26 13:59:03 jerome-PORTEGE-M900 systemd[1]: Stopped Postfix Mail Transport Agent.</text:p>
      <text:p text:style-name="P14">jerome@jerome-PORTEGE-M900 ~ $</text:p>
      <text:p text:style-name="P14"/>
      <text:p text:style-name="P14">“<text:span text:style-name="T16">======================== mail sent but not received ==================”</text:span></text:p>
      <text:p text:style-name="P15">trying to debug</text:p>
      <text:p text:style-name="P15"/>
      <text:p text:style-name="P15">// check ports</text:p>
      <text:p text:style-name="P9">sudo lsof -iTCP -sTCP:LISTEN -P</text:p>
      <text:p text:style-name="P9"/>
      <text:p text:style-name="P17">// check firewall status</text:p>
      <text:p text:style-name="P9"><text:soft-page-break/>sudo ufw status</text:p>
      <text:p text:style-name="P9"/>
      <text:p text:style-name="P17">// <text:span text:style-name="T17">more details on ufw</text:span></text:p>
      <text:p text:style-name="P17">jerome@jerome-PORTEGE-M900 ~ $ <text:span text:style-name="T18">sudo ufw status verbose</text:span></text:p>
      <text:p text:style-name="P17">Status: active</text:p>
      <text:p text:style-name="P17">Logging: on (low)</text:p>
      <text:p text:style-name="P17">Default: deny (incoming), allow (outgoing), deny (routed)</text:p>
      <text:p text:style-name="P17">New profiles: skip</text:p>
      <text:p text:style-name="P9"/>
      <text:p text:style-name="P17">// <text:span text:style-name="T17">see the log of postfix</text:span></text:p>
      <text:p text:style-name="P9">cat /var/log/mail.log <text:tab/><text:tab/>// <text:span text:style-name="T17">message received by google but not deliver</text:span></text:p>
      <text:p text:style-name="P17">Sep 23 08:33:27 jerome-PORTEGE-M900 postfix/smtp[5517]: 4175411C039D: to=&lt;djedjethai@gmail.com&gt;, <text:span text:style-name="T19">relay=gmail-smtp-in.l.google.com[74.125.24.27]:25, delay=2.8, delays=0.25/0.07/1.1/1.4, dsn=2.0.0</text:span>, status=sent (250 Ok, message accepted for delivery)</text:p>
      <text:p text:style-name="P17">Sep 23 08:33:27 jerome-PORTEGE-M900 postfix/qmgr[3630]: 4175411C039D: removed</text:p>
      <text:p text:style-name="P9"/>
      <text:p text:style-name="P9"/>
      <text:p text:style-name="P20">Postfix should be writing correct headers/envelope so that mail appears to come from the domain specified in the 'from' address. So if your mail server is for mail.example.com but your server's hostname is actually mailserver.int.hostingprovider.com then postfix needs to be set to masquerade correctly as example.com. This should also correspond with your reverse DNS so that a lookup on your server's IP address returns the server address (if it isn't correct, set your PTR record to it). This can easily be checked with dig.</text:p>
      <text:p text:style-name="P20"/>
      <text:p text:style-name="P20"/>
      <text:p text:style-name="P20">jerome@jerome-PORTEGE-M900 ~ $ <text:span text:style-name="T18">dig</text:span></text:p>
      <text:p text:style-name="P20"/>
      <text:p text:style-name="P20">; &lt;&lt;&gt;&gt; DiG 9.11.3-1ubuntu1.13-Ubuntu &lt;&lt;&gt;&gt;</text:p>
      <text:p text:style-name="P20">;; global options: +cmd</text:p>
      <text:p text:style-name="P20">;; Got answer:</text:p>
      <text:p text:style-name="P20">;; -&gt;&gt;HEADER&lt;&lt;- opcode: QUERY, status: NOERROR, id: 61730</text:p>
      <text:p text:style-name="P20">;; flags: qr rd ra; QUERY: 1, ANSWER: 13, AUTHORITY: 0, ADDITIONAL: 1</text:p>
      <text:p text:style-name="P20"/>
      <text:p text:style-name="P20">;; OPT PSEUDOSECTION:</text:p>
      <text:p text:style-name="P20">; EDNS: version: 0, flags:; udp: 65494</text:p>
      <text:p text:style-name="P20">;; QUESTION SECTION:</text:p>
      <text:p text:style-name="P20">;.<text:tab/><text:tab/><text:tab/><text:tab/>IN<text:tab/>NS</text:p>
      <text:p text:style-name="P20"/>
      <text:p text:style-name="P20">;; ANSWER SECTION:</text:p>
      <text:p text:style-name="P20">.<text:tab/><text:tab/><text:tab/>3600<text:tab/>IN<text:tab/>NS<text:tab/>b.root-servers.net.</text:p>
      <text:p text:style-name="P20">.<text:tab/><text:tab/><text:tab/>3600<text:tab/>IN<text:tab/>NS<text:tab/>j.root-servers.net.</text:p>
      <text:p text:style-name="P20">.<text:tab/><text:tab/><text:tab/>3600<text:tab/>IN<text:tab/>NS<text:tab/>l.root-servers.net.</text:p>
      <text:p text:style-name="P20">.<text:tab/><text:tab/><text:tab/>3600<text:tab/>IN<text:tab/>NS<text:tab/>f.root-servers.net.</text:p>
      <text:p text:style-name="P20">.<text:tab/><text:tab/><text:tab/>3600<text:tab/>IN<text:tab/>NS<text:tab/>m.root-servers.net.</text:p>
      <text:p text:style-name="P20">.<text:tab/><text:tab/><text:tab/>3600<text:tab/>IN<text:tab/>NS<text:tab/>a.root-servers.net.</text:p>
      <text:p text:style-name="P20">.<text:tab/><text:tab/><text:tab/>3600<text:tab/>IN<text:tab/>NS<text:tab/>k.root-servers.net.</text:p>
      <text:p text:style-name="P20">.<text:tab/><text:tab/><text:tab/>3600<text:tab/>IN<text:tab/>NS<text:tab/>d.root-servers.net.</text:p>
      <text:p text:style-name="P20">.<text:tab/><text:tab/><text:tab/>3600<text:tab/>IN<text:tab/>NS<text:tab/>g.root-servers.net.</text:p>
      <text:p text:style-name="P20">.<text:tab/><text:tab/><text:tab/>3600<text:tab/>IN<text:tab/>NS<text:tab/>h.root-servers.net.</text:p>
      <text:p text:style-name="P20">.<text:tab/><text:tab/><text:tab/>3600<text:tab/>IN<text:tab/>NS<text:tab/>e.root-servers.net.</text:p>
      <text:p text:style-name="P20">.<text:tab/><text:tab/><text:tab/>3600<text:tab/>IN<text:tab/>NS<text:tab/>c.root-servers.net.</text:p>
      <text:p text:style-name="P20">.<text:tab/><text:tab/><text:tab/>3600<text:tab/>IN<text:tab/>NS<text:tab/>i.root-servers.net.</text:p>
      <text:p text:style-name="P20"/>
      <text:p text:style-name="P20">;; Query time: 25 msec</text:p>
      <text:p text:style-name="P20">;; SERVER: 127.0.0.53#53(127.0.0.53)</text:p>
      <text:p text:style-name="P20"><text:soft-page-break/>;; WHEN: Wed Sep 23 08:59:58 +07 2020</text:p>
      <text:p text:style-name="P20">;; MSG SIZE <text:s/>rcvd: 239</text:p>
      <text:p text:style-name="P20"/>
      <text:p text:style-name="P20"/>
      <text:p text:style-name="P20">// <text:span text:style-name="T20">get my ip adress</text:span></text:p>
      <text:p text:style-name="P23">ifconfig</text:p>
      <text:p text:style-name="P21">wlp3s0: flags=4163&lt;UP,BROADCAST,RUNNING,MULTICAST&gt; <text:s/>mtu 1500</text:p>
      <text:p text:style-name="P21"><text:s text:c="8"/>inet<text:span text:style-name="T19"> 192.168.1.37</text:span> <text:s/>netmask 255.255.255.0 <text:s/>broadcast 192.168.1.255</text:p>
      <text:p text:style-name="P21"><text:s text:c="8"/>inet6 fe80::d629:6ed4:8332:c605 <text:s/>prefixlen 64 <text:s/>scopeid 0x20&lt;link&gt;</text:p>
      <text:p text:style-name="P21"><text:s text:c="8"/>ether 00:26:b6:bd:a9:7d <text:s/>txqueuelen 1000 <text:s/>(Ethernet)</text:p>
      <text:p text:style-name="P21"><text:s text:c="8"/>RX packets 29727 <text:s/>bytes 33180642 (33.1 MB)</text:p>
      <text:p text:style-name="P21"><text:s text:c="8"/>RX errors 0 <text:s/>dropped 0 <text:s/>overruns 0 <text:s/>frame 0</text:p>
      <text:p text:style-name="P21"><text:s text:c="8"/>TX packets 17278 <text:s/>bytes 2709766 (2.7 MB)</text:p>
      <text:p text:style-name="P21"><text:s text:c="8"/>TX errors 0 <text:s/>dropped 0 overruns 0 <text:s/>carrier 0 <text:s/>collisions 0</text:p>
      <text:p text:style-name="P21"/>
      <text:p text:style-name="P21">jerome@jerome-PORTEGE-M900 ~ $ <text:span text:style-name="T18">dig -x 192.168.1.37</text:span></text:p>
      <text:p text:style-name="P21"/>
      <text:p text:style-name="P21">; &lt;&lt;&gt;&gt; DiG 9.11.3-1ubuntu1.13-Ubuntu &lt;&lt;&gt;&gt; -x 192.168.1.37</text:p>
      <text:p text:style-name="P21">;; global options: +cmd</text:p>
      <text:p text:style-name="P21">;; Got answer:</text:p>
      <text:p text:style-name="P21">;; -&gt;&gt;HEADER&lt;&lt;- opcode: QUERY, status: NOERROR, id: 44029</text:p>
      <text:p text:style-name="P21">;; flags: qr rd ra; QUERY: 1, ANSWER: 2, AUTHORITY: 0, ADDITIONAL: 1</text:p>
      <text:p text:style-name="P21"/>
      <text:p text:style-name="P21">;; OPT PSEUDOSECTION:</text:p>
      <text:p text:style-name="P21">; EDNS: version: 0, flags:; udp: 65494</text:p>
      <text:p text:style-name="P21">;; QUESTION SECTION:</text:p>
      <text:p text:style-name="P21">;37.1.168.192.in-addr.arpa.<text:tab/>IN<text:tab/>PTR</text:p>
      <text:p text:style-name="P21"/>
      <text:p text:style-name="P21">;; ANSWER SECTION:</text:p>
      <text:p text:style-name="P21">37.1.168.192.in-addr.arpa. 0<text:tab/>IN<text:tab/>PTR<text:tab/>jerome-PORTEGE-M900.</text:p>
      <text:p text:style-name="P21">37.1.168.192.in-addr.arpa. 0<text:tab/>IN<text:tab/>PTR<text:tab/>jerome-PORTEGE-M900.local.</text:p>
      <text:p text:style-name="P21"/>
      <text:p text:style-name="P21">;; Query time: 108 msec</text:p>
      <text:p text:style-name="P21">;; SERVER: 127.0.0.53#53(127.0.0.53)</text:p>
      <text:p text:style-name="P21">;; WHEN: Wed Sep 23 09:18:36 +07 2020</text:p>
      <text:p text:style-name="P21">;; MSG SIZE <text:s/>rcvd: 126</text:p>
      <text:p text:style-name="P21"/>
      <text:p text:style-name="P22">// ping a port on linux, use telnet</text:p>
      <text:p text:style-name="P24">sudo apt-get install telnet</text:p>
      <text:p text:style-name="P24"/>
      <text:p text:style-name="P22">// ping</text:p>
      <text:p text:style-name="P26"><text:span text:style-name="Source_20_Text"><text:span text:style-name="T10">telnet &lt;ip_address&gt; &lt;port_number&gt;</text:span></text:span></text:p>
      <text:p text:style-name="P26"><text:span text:style-name="Source_20_Text"><text:span text:style-name="T9">or</text:span></text:span></text:p>
      <text:p text:style-name="P26"><text:span text:style-name="Source_20_Text"><text:span text:style-name="T11">telnet &lt;domain_name&gt; &lt;port_number&gt;</text:span></text:span></text:p>
      <text:p text:style-name="P24"/>
      <text:p text:style-name="P24"/>
      <text:p text:style-name="P24"/>
      <text:p text:style-name="P24">// <text:span text:style-name="T21">in case I need it after</text:span></text:p>
      <text:p text:style-name="P24"><text:s text:c="6"/>image: boky/postfix</text:p>
      <text:p text:style-name="P24"><text:s text:c="16"/>environment:</text:p>
      <text:p text:style-name="P24"><text:s text:c="24"/>- ALLOWED_SENDER_DOMAINS=127.0.0.1</text:p>
      <text:p text:style-name="P24"><text:s text:c="24"/>- HOSTNAME=postfix-docker // <text:span text:style-name="T21">pas oblige, that the default</text:span></text:p>
      <text:p text:style-name="P24"><text:s text:c="16"/>ports: </text:p>
      <text:p text:style-name="P24"><text:tab/><text:tab/><text:tab/><text:tab/>- "1587:587"</text:p>
      <text:p text:style-name="P24"/>
      <text:p text:style-name="P24"/>
      <text:p text:style-name="P24"><text:soft-page-break/></text:p>
      <text:p text:style-name="P24">// <text:span text:style-name="T22">another case</text:span></text:p>
      <text:p text:style-name="P24"><text:s/>image: catatnight/postfix <text:s text:c="6"/></text:p>
      <text:p text:style-name="P24"><text:s text:c="16"/>environment: <text:s text:c="2"/></text:p>
      <text:p text:style-name="P24"><text:s text:c="24"/>- maildomain=localhost <text:s text:c="9"/></text:p>
      <text:p text:style-name="P24"><text:s text:c="24"/># - smtp_user=webmaster:secretpassword</text:p>
      <text:p text:style-name="P24"><text:s text:c="16"/>ports: </text:p>
      <text:p text:style-name="P24"><text:s text:c="24"/>- "25:25"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2:13:19.755490603</meta:creation-date>
    <meta:generator>LibreOffice/6.0.7.3$Linux_X86_64 LibreOffice_project/00m0$Build-3</meta:generator>
    <dc:date>2021-12-08T18:09:06.652913825</dc:date>
    <meta:editing-duration>PT10H7M16S</meta:editing-duration>
    <meta:editing-cycles>17</meta:editing-cycles>
    <meta:document-statistic meta:table-count="0" meta:image-count="0" meta:object-count="0" meta:page-count="6" meta:paragraph-count="196" meta:word-count="1267" meta:character-count="9503" meta:non-whitespace-character-count="8058"/>
  </office:meta>
</office:document-meta>
</file>